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.º hilos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tiempo_to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44569" calcext:value-type="float">
            <text:p>4456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88548" calcext:value-type="float">
            <text:p>88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float" office:value="6910" calcext:value-type="float">
            <text:p>6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2-22T19:11:51.102590032</dc:date>
    <meta:editing-duration>PT6M50S</meta:editing-duration>
    <meta:editing-cycles>1</meta:editing-cycles>
    <meta:document-statistic meta:table-count="1" meta:cell-count="33" meta:object-count="0"/>
    <meta:generator>LibreOffice/5.0.4.2$Linux_X86_64 LibreOffice_project/00m0$Build-2</meta:generator>
  </office:meta>
</office:document-meta>
</file>